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double-thin #000000" style:border-line-width-left="0.18mm 0.04mm 0.18mm" fo:border-right="none" fo:border-top="0.74pt double-thin #000000" style:border-line-width-top="0.18mm 0.04mm 0.18mm"/>
    </style:style>
    <style:style style:name="ce2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3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  <style:style style:name="ce5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6" style:family="table-cell" style:parent-style-name="Default" style:data-style-name="N11"/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order-bottom="none" fo:border-left="none" fo:border-right="0.74pt double-thin #000000" style:border-line-width-right="0.18mm 0.04mm 0.18mm" fo:border-top="0.74pt double-thin #000000" style:border-line-width-top="0.18mm 0.04mm 0.18mm"/>
    </style:style>
    <style:style style:name="ce9" style:family="table-cell" style:parent-style-name="Default" style:data-style-name="N4">
      <style:table-cell-properties fo:border-bottom="none" fo:border-left="none" fo:border-right="0.74pt double-thin #000000" style:border-line-width-right="0.18mm 0.04mm 0.18mm" fo:border-top="none"/>
    </style:style>
    <style:style style:name="ce10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11" style:family="table-cell" style:parent-style-name="Default" style:data-style-name="N4">
      <style:table-cell-properties fo:border-bottom="0.74pt double-thin #000000" style:border-line-width-bottom="0.18mm 0.04mm 0.18mm" fo:background-color="#ffff00" fo:border-left="none" fo:border-right="0.74pt double-thin #000000" style:border-line-width-right="0.18mm 0.04mm 0.18mm" fo:border-top="none"/>
    </style:style>
  </office:automatic-styles>
  <office:body>
    <office:spreadsheet>
      <table:calculation-settings table:automatic-find-labels="false"/>
      <table:table table:name="simulac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default-cell-style-name="ce6"/>
        <table:table-column table:style-name="co6" table:default-cell-style-name="ce7"/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ierre</text:p>
          </table:table-cell>
          <table:table-cell table:number-columns-repeated="3"/>
          <table:table-cell table:style-name="Default"/>
          <table:table-cell office:value-type="float" office:value="3000" calcext:value-type="float">
            <text:p>3.00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3M</text:p>
          </table:table-cell>
          <table:table-cell office:value-type="string" calcext:value-type="string">
            <text:p>2017-07-11T19:36:00,000000000+0200</text:p>
          </table:table-cell>
          <table:table-cell office:value-type="float" office:value="9.38" calcext:value-type="float">
            <text:p>9,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]*([.E2]-[.D2])/[.D2]" office:value-type="percentage" office:value="-0" calcext:value-type="percentage">
            <text:p>0,00%</text:p>
          </table:table-cell>
          <table:table-cell table:formula="of:=[.I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3M</text:p>
          </table:table-cell>
          <table:table-cell office:value-type="string" calcext:value-type="string">
            <text:p>2017-07-10T19:36:00,000000000+02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]*([.E3]-[.D3])/[.D3]" office:value-type="percentage" office:value="-0" calcext:value-type="percentage">
            <text:p>0,00%</text:p>
          </table:table-cell>
          <table:table-cell table:formula="of:=[.I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3M</text:p>
          </table:table-cell>
          <table:table-cell office:value-type="string" calcext:value-type="string">
            <text:p>2017-07-07T19:36:00,000000000+0200</text:p>
          </table:table-cell>
          <table:table-cell office:value-type="float" office:value="9.37" calcext:value-type="float">
            <text:p>9,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]*([.E4]-[.D4])/[.D4]" office:value-type="percentage" office:value="-0" calcext:value-type="percentage">
            <text:p>0,00%</text:p>
          </table:table-cell>
          <table:table-cell table:formula="of:=[.I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3M</text:p>
          </table:table-cell>
          <table:table-cell office:value-type="string" calcext:value-type="string">
            <text:p>2017-07-06T19:36:00,000000000+0200</text:p>
          </table:table-cell>
          <table:table-cell office:value-type="float" office:value="9.37" calcext:value-type="float">
            <text:p>9,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]*([.E5]-[.D5])/[.D5]" office:value-type="percentage" office:value="-0" calcext:value-type="percentage">
            <text:p>0,00%</text:p>
          </table:table-cell>
          <table:table-cell table:formula="of:=[.I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8-08T19:36:00,000000000+0200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6]*([.E6]-[.D6])/[.D6]" office:value-type="percentage" office:value="-0.024390243902439" calcext:value-type="percentage">
            <text:p>-2,44%</text:p>
          </table:table-cell>
          <table:table-cell table:formula="of:=[.I6]*[.$J$1]" office:value-type="float" office:value="-73.1707317073172" calcext:value-type="float">
            <text:p>-73,17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8-04T19:36:00,000000000+0200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]*([.E7]-[.D7])/[.D7]" office:value-type="percentage" office:value="-0" calcext:value-type="percentage">
            <text:p>0,00%</text:p>
          </table:table-cell>
          <table:table-cell table:formula="of:=[.I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8-03T19:36:00,000000000+0200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]*([.E8]-[.D8])/[.D8]" office:value-type="percentage" office:value="-0" calcext:value-type="percentage">
            <text:p>0,00%</text:p>
          </table:table-cell>
          <table:table-cell table:formula="of:=[.I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8-02T19:36:00,000000000+0200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]*([.E9]-[.D9])/[.D9]" office:value-type="percentage" office:value="-0" calcext:value-type="percentage">
            <text:p>0,00%</text:p>
          </table:table-cell>
          <table:table-cell table:formula="of:=[.I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8-01T19:36:00,000000000+0200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]*([.E10]-[.D10])/[.D10]" office:value-type="percentage" office:value="-0" calcext:value-type="percentage">
            <text:p>0,00%</text:p>
          </table:table-cell>
          <table:table-cell table:formula="of:=[.I1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31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]*([.E11]-[.D11])/[.D11]" office:value-type="percentage" office:value="-0" calcext:value-type="percentage">
            <text:p>0,00%</text:p>
          </table:table-cell>
          <table:table-cell table:formula="of:=[.I1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28T19:36:00,000000000+020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2]*([.E12]-[.D12])/[.D12]" office:value-type="percentage" office:value="-0" calcext:value-type="percentage">
            <text:p>0,00%</text:p>
          </table:table-cell>
          <table:table-cell table:formula="of:=[.I1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21T19:36:00,000000000+0200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3]*([.E13]-[.D13])/[.D13]" office:value-type="percentage" office:value="-0" calcext:value-type="percentage">
            <text:p>0,00%</text:p>
          </table:table-cell>
          <table:table-cell table:formula="of:=[.I1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19T19:36:00,000000000+0200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4]*([.E14]-[.D14])/[.D14]" office:value-type="percentage" office:value="-0" calcext:value-type="percentage">
            <text:p>0,00%</text:p>
          </table:table-cell>
          <table:table-cell table:formula="of:=[.I1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18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6" calcext:value-type="float">
            <text:p>0,0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15]*([.E15]-[.D15])/[.D15]" office:value-type="percentage" office:value="0.0285714285714286" calcext:value-type="percentage">
            <text:p>2,86%</text:p>
          </table:table-cell>
          <table:table-cell table:formula="of:=[.I15]*[.$J$1]" office:value-type="float" office:value="85.7142857142858" calcext:value-type="float">
            <text:p>85,71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17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6" calcext:value-type="float">
            <text:p>0,0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16]*([.E16]-[.D16])/[.D16]" office:value-type="percentage" office:value="0.0285714285714286" calcext:value-type="percentage">
            <text:p>2,86%</text:p>
          </table:table-cell>
          <table:table-cell table:formula="of:=[.I16]*[.$J$1]" office:value-type="float" office:value="85.7142857142858" calcext:value-type="float">
            <text:p>85,71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14T19:36:00,000000000+0200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7]*([.E17]-[.D17])/[.D17]" office:value-type="percentage" office:value="-0" calcext:value-type="percentage">
            <text:p>0,00%</text:p>
          </table:table-cell>
          <table:table-cell table:formula="of:=[.I1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07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8]*([.E18]-[.D18])/[.D18]" office:value-type="percentage" office:value="-0" calcext:value-type="percentage">
            <text:p>0,00%</text:p>
          </table:table-cell>
          <table:table-cell table:formula="of:=[.I1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06T19:36:00,000000000+0200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9]*([.E19]-[.D19])/[.D19]" office:value-type="percentage" office:value="-0" calcext:value-type="percentage">
            <text:p>0,00%</text:p>
          </table:table-cell>
          <table:table-cell table:formula="of:=[.I1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05T19:36:00,000000000+0200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0]*([.E20]-[.D20])/[.D20]" office:value-type="percentage" office:value="-0" calcext:value-type="percentage">
            <text:p>0,00%</text:p>
          </table:table-cell>
          <table:table-cell table:formula="of:=[.I2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04T19:36:00,000000000+0200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1]*([.E21]-[.D21])/[.D21]" office:value-type="percentage" office:value="-0" calcext:value-type="percentage">
            <text:p>0,00%</text:p>
          </table:table-cell>
          <table:table-cell table:formula="of:=[.I2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7-03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2]*([.E22]-[.D22])/[.D22]" office:value-type="percentage" office:value="-0" calcext:value-type="percentage">
            <text:p>0,00%</text:p>
          </table:table-cell>
          <table:table-cell table:formula="of:=[.I2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30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3]*([.E23]-[.D23])/[.D23]" office:value-type="percentage" office:value="-0" calcext:value-type="percentage">
            <text:p>0,00%</text:p>
          </table:table-cell>
          <table:table-cell table:formula="of:=[.I2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9T19:36:00,000000000+0200</text:p>
          </table:table-cell>
          <table:table-cell office:value-type="float" office:value="0.037" calcext:value-type="float">
            <text:p>0,037</text:p>
          </table:table-cell>
          <table:table-cell office:value-type="float" office:value="0.038" calcext:value-type="float">
            <text:p>0,0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24]*([.E24]-[.D24])/[.D24]" office:value-type="percentage" office:value="0.0270270270270271" calcext:value-type="percentage">
            <text:p>2,70%</text:p>
          </table:table-cell>
          <table:table-cell table:formula="of:=[.I24]*[.$J$1]" office:value-type="float" office:value="81.0810810810812" calcext:value-type="float">
            <text:p>81,08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8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5]*([.E25]-[.D25])/[.D25]" office:value-type="percentage" office:value="-0" calcext:value-type="percentage">
            <text:p>0,00%</text:p>
          </table:table-cell>
          <table:table-cell table:formula="of:=[.I2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6T19:36:00,000000000+0200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6]*([.E26]-[.D26])/[.D26]" office:value-type="percentage" office:value="-0" calcext:value-type="percentage">
            <text:p>0,00%</text:p>
          </table:table-cell>
          <table:table-cell table:formula="of:=[.I2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3T19:36:00,000000000+020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7]*([.E27]-[.D27])/[.D27]" office:value-type="percentage" office:value="-0" calcext:value-type="percentage">
            <text:p>0,00%</text:p>
          </table:table-cell>
          <table:table-cell table:formula="of:=[.I2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2T19:36:00,000000000+020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8]*([.E28]-[.D28])/[.D28]" office:value-type="percentage" office:value="-0" calcext:value-type="percentage">
            <text:p>0,00%</text:p>
          </table:table-cell>
          <table:table-cell table:formula="of:=[.I2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1T19:36:00,000000000+0200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29]*([.E29]-[.D29])/[.D29]" office:value-type="percentage" office:value="-0" calcext:value-type="percentage">
            <text:p>0,00%</text:p>
          </table:table-cell>
          <table:table-cell table:formula="of:=[.I2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20T19:36:00,000000000+020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0]*([.E30]-[.D30])/[.D30]" office:value-type="percentage" office:value="-0" calcext:value-type="percentage">
            <text:p>0,00%</text:p>
          </table:table-cell>
          <table:table-cell table:formula="of:=[.I3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19T19:36:00,000000000+020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1]*([.E31]-[.D31])/[.D31]" office:value-type="percentage" office:value="-0" calcext:value-type="percentage">
            <text:p>0,00%</text:p>
          </table:table-cell>
          <table:table-cell table:formula="of:=[.I3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16T19:36:00,000000000+0200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2]*([.E32]-[.D32])/[.D32]" office:value-type="percentage" office:value="-0" calcext:value-type="percentage">
            <text:p>0,00%</text:p>
          </table:table-cell>
          <table:table-cell table:formula="of:=[.I3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13T19:36:00,000000000+0200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1" calcext:value-type="float">
            <text:p>0,0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3]*([.E33]-[.D33])/[.D33]" office:value-type="percentage" office:value="-0.0882352941176471" calcext:value-type="percentage">
            <text:p>-8,82%</text:p>
          </table:table-cell>
          <table:table-cell table:formula="of:=[.I33]*[.$J$1]" office:value-type="float" office:value="-264.705882352941" calcext:value-type="float">
            <text:p>-264,71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12T19:36:00,000000000+0200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4]*([.E34]-[.D34])/[.D34]" office:value-type="percentage" office:value="-0" calcext:value-type="percentage">
            <text:p>0,00%</text:p>
          </table:table-cell>
          <table:table-cell table:formula="of:=[.I3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5]*([.E35]-[.D35])/[.D35]" office:value-type="percentage" office:value="-0" calcext:value-type="percentage">
            <text:p>0,00%</text:p>
          </table:table-cell>
          <table:table-cell table:formula="of:=[.I3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6]*([.E36]-[.D36])/[.D36]" office:value-type="percentage" office:value="-0" calcext:value-type="percentage">
            <text:p>0,00%</text:p>
          </table:table-cell>
          <table:table-cell table:formula="of:=[.I3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6-07T19:36:00,000000000+0200</text:p>
          </table:table-cell>
          <table:table-cell office:value-type="float" office:value="0.035" calcext:value-type="float">
            <text:p>0,035</text:p>
          </table:table-cell>
          <table:table-cell office:value-type="float" office:value="0.033" calcext:value-type="float">
            <text:p>0,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7]*([.E37]-[.D37])/[.D37]" office:value-type="percentage" office:value="-0.0571428571428572" calcext:value-type="percentage">
            <text:p>-5,71%</text:p>
          </table:table-cell>
          <table:table-cell table:formula="of:=[.I37]*[.$J$1]" office:value-type="float" office:value="-171.428571428572" calcext:value-type="float">
            <text:p>-171,43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5-17T19:36:00,000000000+0200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8]*([.E38]-[.D38])/[.D38]" office:value-type="percentage" office:value="-0" calcext:value-type="percentage">
            <text:p>0,00%</text:p>
          </table:table-cell>
          <table:table-cell table:formula="of:=[.I3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5-09T19:36:00,000000000+0200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9]*([.E39]-[.D39])/[.D39]" office:value-type="percentage" office:value="-0" calcext:value-type="percentage">
            <text:p>0,00%</text:p>
          </table:table-cell>
          <table:table-cell table:formula="of:=[.I3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5-05T19:36:00,000000000+0200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0]*([.E40]-[.D40])/[.D40]" office:value-type="percentage" office:value="-0" calcext:value-type="percentage">
            <text:p>0,00%</text:p>
          </table:table-cell>
          <table:table-cell table:formula="of:=[.I4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5-03T19:36:00,000000000+0200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1]*([.E41]-[.D41])/[.D41]" office:value-type="percentage" office:value="-0" calcext:value-type="percentage">
            <text:p>0,00%</text:p>
          </table:table-cell>
          <table:table-cell table:formula="of:=[.I4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4-25T19:36:00,000000000+020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2]*([.E42]-[.D42])/[.D42]" office:value-type="percentage" office:value="-0" calcext:value-type="percentage">
            <text:p>0,00%</text:p>
          </table:table-cell>
          <table:table-cell table:formula="of:=[.I4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4-24T19:36:00,000000000+0200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2" calcext:value-type="float">
            <text:p>0,0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3]*([.E43]-[.D43])/[.D43]" office:value-type="percentage" office:value="0.0322580645161291" calcext:value-type="percentage">
            <text:p>3,23%</text:p>
          </table:table-cell>
          <table:table-cell table:formula="of:=[.I43]*[.$J$1]" office:value-type="float" office:value="96.7741935483872" calcext:value-type="float">
            <text:p>96,77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17-04-21T19:36:00,000000000+0200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44]*([.E44]-[.D44])/[.D44]" office:value-type="percentage" office:value="-0.0303030303030303" calcext:value-type="percentage">
            <text:p>-3,03%</text:p>
          </table:table-cell>
          <table:table-cell table:formula="of:=[.I44]*[.$J$1]" office:value-type="float" office:value="-90.909090909091" calcext:value-type="float">
            <text:p>-90,91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2017-06-28T19:36:00,000000000+0200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5]*([.E45]-[.D45])/[.D45]" office:value-type="percentage" office:value="-0" calcext:value-type="percentage">
            <text:p>0,00%</text:p>
          </table:table-cell>
          <table:table-cell table:formula="of:=[.I4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2017-06-27T19:36:00,000000000+0200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6]*([.E46]-[.D46])/[.D46]" office:value-type="percentage" office:value="-0" calcext:value-type="percentage">
            <text:p>0,00%</text:p>
          </table:table-cell>
          <table:table-cell table:formula="of:=[.I4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7]*([.E47]-[.D47])/[.D47]" office:value-type="percentage" office:value="-0" calcext:value-type="percentage">
            <text:p>0,00%</text:p>
          </table:table-cell>
          <table:table-cell table:formula="of:=[.I4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8]*([.E48]-[.D48])/[.D48]" office:value-type="percentage" office:value="-0" calcext:value-type="percentage">
            <text:p>0,00%</text:p>
          </table:table-cell>
          <table:table-cell table:formula="of:=[.I4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017-08-02T19:36:00,000000000+020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49]*([.E49]-[.D49])/[.D49]" office:value-type="percentage" office:value="-0" calcext:value-type="percentage">
            <text:p>0,00%</text:p>
          </table:table-cell>
          <table:table-cell table:formula="of:=[.I4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0.202" calcext:value-type="float">
            <text:p>0,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0]*([.E50]-[.D50])/[.D50]" office:value-type="percentage" office:value="-0" calcext:value-type="percentage">
            <text:p>0,00%</text:p>
          </table:table-cell>
          <table:table-cell table:formula="of:=[.I5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0.201" calcext:value-type="float">
            <text:p>0,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1]*([.E51]-[.D51])/[.D51]" office:value-type="percentage" office:value="-0" calcext:value-type="percentage">
            <text:p>0,00%</text:p>
          </table:table-cell>
          <table:table-cell table:formula="of:=[.I5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2017-06-19T19:36:00,000000000+0200</text:p>
          </table:table-cell>
          <table:table-cell office:value-type="float" office:value="39.24" calcext:value-type="float">
            <text:p>39,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2]*([.E52]-[.D52])/[.D52]" office:value-type="percentage" office:value="-0" calcext:value-type="percentage">
            <text:p>0,00%</text:p>
          </table:table-cell>
          <table:table-cell table:formula="of:=[.I5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2017-06-16T19:36:00,000000000+0200</text:p>
          </table:table-cell>
          <table:table-cell office:value-type="float" office:value="38.985" calcext:value-type="float">
            <text:p>38,9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3]*([.E53]-[.D53])/[.D53]" office:value-type="percentage" office:value="-0" calcext:value-type="percentage">
            <text:p>0,00%</text:p>
          </table:table-cell>
          <table:table-cell table:formula="of:=[.I5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CBAV</text:p>
          </table:table-cell>
          <table:table-cell office:value-type="string" calcext:value-type="string">
            <text:p>2017-08-10T19:36:00,000000000+0200</text:p>
          </table:table-cell>
          <table:table-cell office:value-type="float" office:value="8.59" calcext:value-type="float">
            <text:p>8,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4]*([.E54]-[.D54])/[.D54]" office:value-type="percentage" office:value="-0" calcext:value-type="percentage">
            <text:p>0,00%</text:p>
          </table:table-cell>
          <table:table-cell table:formula="of:=[.I5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CBAV</text:p>
          </table:table-cell>
          <table:table-cell office:value-type="string" calcext:value-type="string">
            <text:p>2017-08-04T19:36:00,000000000+0200</text:p>
          </table:table-cell>
          <table:table-cell office:value-type="float" office:value="9.05" calcext:value-type="float">
            <text:p>9,05</text:p>
          </table:table-cell>
          <table:table-cell office:value-type="float" office:value="9.23" calcext:value-type="float">
            <text:p>9,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55]*([.E55]-[.D55])/[.D55]" office:value-type="percentage" office:value="0.0198895027624309" calcext:value-type="percentage">
            <text:p>1,99%</text:p>
          </table:table-cell>
          <table:table-cell table:formula="of:=[.I55]*[.$J$1]" office:value-type="float" office:value="59.6685082872927" calcext:value-type="float">
            <text:p>59,67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CBAV</text:p>
          </table:table-cell>
          <table:table-cell office:value-type="string" calcext:value-type="string">
            <text:p>2017-08-03T19:36:00,000000000+0200</text:p>
          </table:table-cell>
          <table:table-cell office:value-type="float" office:value="8.87" calcext:value-type="float">
            <text:p>8,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6]*([.E56]-[.D56])/[.D56]" office:value-type="percentage" office:value="-0" calcext:value-type="percentage">
            <text:p>0,00%</text:p>
          </table:table-cell>
          <table:table-cell table:formula="of:=[.I5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CBAV</text:p>
          </table:table-cell>
          <table:table-cell office:value-type="string" calcext:value-type="string">
            <text:p>2017-08-02T19:36:00,000000000+02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7]*([.E57]-[.D57])/[.D57]" office:value-type="percentage" office:value="-0" calcext:value-type="percentage">
            <text:p>0,00%</text:p>
          </table:table-cell>
          <table:table-cell table:formula="of:=[.I5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7-24T19:36:00,000000000+020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8]*([.E58]-[.D58])/[.D58]" office:value-type="percentage" office:value="-0" calcext:value-type="percentage">
            <text:p>0,00%</text:p>
          </table:table-cell>
          <table:table-cell table:formula="of:=[.I5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7-21T19:36:00,000000000+0200</text:p>
          </table:table-cell>
          <table:table-cell office:value-type="float" office:value="0.525" calcext:value-type="float">
            <text:p>0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59]*([.E59]-[.D59])/[.D59]" office:value-type="percentage" office:value="-0" calcext:value-type="percentage">
            <text:p>0,00%</text:p>
          </table:table-cell>
          <table:table-cell table:formula="of:=[.I5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26T19:36:00,000000000+020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0]*([.E60]-[.D60])/[.D60]" office:value-type="percentage" office:value="-0" calcext:value-type="percentage">
            <text:p>0,00%</text:p>
          </table:table-cell>
          <table:table-cell table:formula="of:=[.I6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23T19:36:00,000000000+0200</text:p>
          </table:table-cell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1]*([.E61]-[.D61])/[.D61]" office:value-type="percentage" office:value="-0" calcext:value-type="percentage">
            <text:p>0,00%</text:p>
          </table:table-cell>
          <table:table-cell table:formula="of:=[.I6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22T19:36:00,000000000+020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2]*([.E62]-[.D62])/[.D62]" office:value-type="percentage" office:value="-0" calcext:value-type="percentage">
            <text:p>0,00%</text:p>
          </table:table-cell>
          <table:table-cell table:formula="of:=[.I6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21T19:36:00,000000000+0200</text:p>
          </table:table-cell>
          <table:table-cell office:value-type="float" office:value="0.52" calcext:value-type="float">
            <text:p>0,52</text:p>
          </table:table-cell>
          <table:table-cell office:value-type="float" office:value="0.515" calcext:value-type="float">
            <text:p>0,5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63]*([.E63]-[.D63])/[.D63]" office:value-type="percentage" office:value="-0.00961538461538462" calcext:value-type="percentage">
            <text:p>-0,96%</text:p>
          </table:table-cell>
          <table:table-cell table:formula="of:=[.I63]*[.$J$1]" office:value-type="float" office:value="-28.8461538461539" calcext:value-type="float">
            <text:p>-28,85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20T19:36:00,000000000+0200</text:p>
          </table:table-cell>
          <table:table-cell office:value-type="float" office:value="0.54" calcext:value-type="float">
            <text:p>0,54</text:p>
          </table:table-cell>
          <table:table-cell office:value-type="float" office:value="0.515" calcext:value-type="float">
            <text:p>0,5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64]*([.E64]-[.D64])/[.D64]" office:value-type="percentage" office:value="-0.0462962962962963" calcext:value-type="percentage">
            <text:p>-4,63%</text:p>
          </table:table-cell>
          <table:table-cell table:formula="of:=[.I64]*[.$J$1]" office:value-type="float" office:value="-138.888888888889" calcext:value-type="float">
            <text:p>-138,89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19T19:36:00,000000000+0200</text:p>
          </table:table-cell>
          <table:table-cell office:value-type="float" office:value="0.54" calcext:value-type="float">
            <text:p>0,54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65]*([.E65]-[.D65])/[.D65]" office:value-type="percentage" office:value="-0.0370370370370371" calcext:value-type="percentage">
            <text:p>-3,70%</text:p>
          </table:table-cell>
          <table:table-cell table:formula="of:=[.I65]*[.$J$1]" office:value-type="float" office:value="-111.111111111111" calcext:value-type="float">
            <text:p>-111,11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12T19:36:00,000000000+0200</text:p>
          </table:table-cell>
          <table:table-cell office:value-type="float" office:value="0.525" calcext:value-type="float">
            <text:p>0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6]*([.E66]-[.D66])/[.D66]" office:value-type="percentage" office:value="-0" calcext:value-type="percentage">
            <text:p>0,00%</text:p>
          </table:table-cell>
          <table:table-cell table:formula="of:=[.I6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0.495" calcext:value-type="float">
            <text:p>0,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7]*([.E67]-[.D67])/[.D67]" office:value-type="percentage" office:value="-0" calcext:value-type="percentage">
            <text:p>0,00%</text:p>
          </table:table-cell>
          <table:table-cell table:formula="of:=[.I6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8]*([.E68]-[.D68])/[.D68]" office:value-type="percentage" office:value="-0" calcext:value-type="percentage">
            <text:p>0,00%</text:p>
          </table:table-cell>
          <table:table-cell table:formula="of:=[.I6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07T19:36:00,000000000+0200</text:p>
          </table:table-cell>
          <table:table-cell office:value-type="float" office:value="0.525" calcext:value-type="float">
            <text:p>0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69]*([.E69]-[.D69])/[.D69]" office:value-type="percentage" office:value="-0" calcext:value-type="percentage">
            <text:p>0,00%</text:p>
          </table:table-cell>
          <table:table-cell table:formula="of:=[.I6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6-06T19:36:00,000000000+0200</text:p>
          </table:table-cell>
          <table:table-cell office:value-type="float" office:value="0.575" calcext:value-type="float">
            <text:p>0,575</text:p>
          </table:table-cell>
          <table:table-cell office:value-type="float" office:value="0.545" calcext:value-type="float">
            <text:p>0,5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70]*([.E70]-[.D70])/[.D70]" office:value-type="percentage" office:value="-0.0521739130434783" calcext:value-type="percentage">
            <text:p>-5,22%</text:p>
          </table:table-cell>
          <table:table-cell table:formula="of:=[.I70]*[.$J$1]" office:value-type="float" office:value="-156.521739130435" calcext:value-type="float">
            <text:p>-156,52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5-15T19:36:00,000000000+0200</text:p>
          </table:table-cell>
          <table:table-cell office:value-type="float" office:value="0.585" calcext:value-type="float">
            <text:p>0,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1]*([.E71]-[.D71])/[.D71]" office:value-type="percentage" office:value="-0" calcext:value-type="percentage">
            <text:p>0,00%</text:p>
          </table:table-cell>
          <table:table-cell table:formula="of:=[.I7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5-11T19:36:00,000000000+020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2]*([.E72]-[.D72])/[.D72]" office:value-type="percentage" office:value="-0" calcext:value-type="percentage">
            <text:p>0,00%</text:p>
          </table:table-cell>
          <table:table-cell table:formula="of:=[.I7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2017-05-08T19:36:00,000000000+0200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3]*([.E73]-[.D73])/[.D73]" office:value-type="percentage" office:value="-0" calcext:value-type="percentage">
            <text:p>0,00%</text:p>
          </table:table-cell>
          <table:table-cell table:formula="of:=[.I7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2017-04-21T19:36:00,000000000+0200</text:p>
          </table:table-cell>
          <table:table-cell office:value-type="float" office:value="16.65" calcext:value-type="float">
            <text:p>16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4]*([.E74]-[.D74])/[.D74]" office:value-type="percentage" office:value="-0" calcext:value-type="percentage">
            <text:p>0,00%</text:p>
          </table:table-cell>
          <table:table-cell table:formula="of:=[.I7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2017-04-18T19:36:00,000000000+0200</text:p>
          </table:table-cell>
          <table:table-cell office:value-type="float" office:value="16.65" calcext:value-type="float">
            <text:p>16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5]*([.E75]-[.D75])/[.D75]" office:value-type="percentage" office:value="-0" calcext:value-type="percentage">
            <text:p>0,00%</text:p>
          </table:table-cell>
          <table:table-cell table:formula="of:=[.I7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2017-04-13T19:36:00,000000000+0200</text:p>
          </table:table-cell>
          <table:table-cell office:value-type="float" office:value="15.85" calcext:value-type="float">
            <text:p>15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6]*([.E76]-[.D76])/[.D76]" office:value-type="percentage" office:value="-0" calcext:value-type="percentage">
            <text:p>0,00%</text:p>
          </table:table-cell>
          <table:table-cell table:formula="of:=[.I7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6-23T19:36:00,000000000+0200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7]*([.E77]-[.D77])/[.D77]" office:value-type="percentage" office:value="-0" calcext:value-type="percentage">
            <text:p>0,00%</text:p>
          </table:table-cell>
          <table:table-cell table:formula="of:=[.I7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6-16T19:36:00,000000000+0200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8]*([.E78]-[.D78])/[.D78]" office:value-type="percentage" office:value="-0" calcext:value-type="percentage">
            <text:p>0,00%</text:p>
          </table:table-cell>
          <table:table-cell table:formula="of:=[.I7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79]*([.E79]-[.D79])/[.D79]" office:value-type="percentage" office:value="-0" calcext:value-type="percentage">
            <text:p>0,00%</text:p>
          </table:table-cell>
          <table:table-cell table:formula="of:=[.I7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0]*([.E80]-[.D80])/[.D80]" office:value-type="percentage" office:value="-0" calcext:value-type="percentage">
            <text:p>0,00%</text:p>
          </table:table-cell>
          <table:table-cell table:formula="of:=[.I8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6-07T19:36:00,000000000+0200</text:p>
          </table:table-cell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1]*([.E81]-[.D81])/[.D81]" office:value-type="percentage" office:value="-0" calcext:value-type="percentage">
            <text:p>0,00%</text:p>
          </table:table-cell>
          <table:table-cell table:formula="of:=[.I8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5-24T19:36:00,000000000+020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2]*([.E82]-[.D82])/[.D82]" office:value-type="percentage" office:value="-0" calcext:value-type="percentage">
            <text:p>0,00%</text:p>
          </table:table-cell>
          <table:table-cell table:formula="of:=[.I8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5-23T19:36:00,000000000+0200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3]*([.E83]-[.D83])/[.D83]" office:value-type="percentage" office:value="-0" calcext:value-type="percentage">
            <text:p>0,00%</text:p>
          </table:table-cell>
          <table:table-cell table:formula="of:=[.I8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5-22T19:36:00,000000000+0200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4]*([.E84]-[.D84])/[.D84]" office:value-type="percentage" office:value="-0" calcext:value-type="percentage">
            <text:p>0,00%</text:p>
          </table:table-cell>
          <table:table-cell table:formula="of:=[.I8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2017-05-19T19:36:00,000000000+0200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5]*([.E85]-[.D85])/[.D85]" office:value-type="percentage" office:value="-0" calcext:value-type="percentage">
            <text:p>0,00%</text:p>
          </table:table-cell>
          <table:table-cell table:formula="of:=[.I8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IBG</text:p>
          </table:table-cell>
          <table:table-cell office:value-type="string" calcext:value-type="string">
            <text:p>2017-07-12T19:36:00,000000000+0200</text:p>
          </table:table-cell>
          <table:table-cell office:value-type="float" office:value="24.85" calcext:value-type="float">
            <text:p>24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6]*([.E86]-[.D86])/[.D86]" office:value-type="percentage" office:value="-0" calcext:value-type="percentage">
            <text:p>0,00%</text:p>
          </table:table-cell>
          <table:table-cell table:formula="of:=[.I8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IBG</text:p>
          </table:table-cell>
          <table:table-cell office:value-type="string" calcext:value-type="string">
            <text:p>2017-07-11T19:36:00,000000000+0200</text:p>
          </table:table-cell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7]*([.E87]-[.D87])/[.D87]" office:value-type="percentage" office:value="-0" calcext:value-type="percentage">
            <text:p>0,00%</text:p>
          </table:table-cell>
          <table:table-cell table:formula="of:=[.I8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7-06T19:36:00,000000000+020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8]*([.E88]-[.D88])/[.D88]" office:value-type="percentage" office:value="-0" calcext:value-type="percentage">
            <text:p>0,00%</text:p>
          </table:table-cell>
          <table:table-cell table:formula="of:=[.I8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7-05T19:36:00,000000000+0200</text:p>
          </table:table-cell>
          <table:table-cell office:value-type="float" office:value="0.947" calcext:value-type="float">
            <text:p>0,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89]*([.E89]-[.D89])/[.D89]" office:value-type="percentage" office:value="-0" calcext:value-type="percentage">
            <text:p>0,00%</text:p>
          </table:table-cell>
          <table:table-cell table:formula="of:=[.I8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7-03T19:36:00,000000000+0200</text:p>
          </table:table-cell>
          <table:table-cell office:value-type="float" office:value="0.905" calcext:value-type="float">
            <text:p>0,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0]*([.E90]-[.D90])/[.D90]" office:value-type="percentage" office:value="-0" calcext:value-type="percentage">
            <text:p>0,00%</text:p>
          </table:table-cell>
          <table:table-cell table:formula="of:=[.I9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30T19:36:00,000000000+0200</text:p>
          </table:table-cell>
          <table:table-cell office:value-type="float" office:value="0.899" calcext:value-type="float">
            <text:p>0,8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1]*([.E91]-[.D91])/[.D91]" office:value-type="percentage" office:value="-0" calcext:value-type="percentage">
            <text:p>0,00%</text:p>
          </table:table-cell>
          <table:table-cell table:formula="of:=[.I9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28T19:36:00,000000000+0200</text:p>
          </table:table-cell>
          <table:table-cell office:value-type="float" office:value="0.855" calcext:value-type="float">
            <text:p>0,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2]*([.E92]-[.D92])/[.D92]" office:value-type="percentage" office:value="-0" calcext:value-type="percentage">
            <text:p>0,00%</text:p>
          </table:table-cell>
          <table:table-cell table:formula="of:=[.I9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27T19:36:00,000000000+0200</text:p>
          </table:table-cell>
          <table:table-cell office:value-type="float" office:value="0.815" calcext:value-type="float">
            <text:p>0,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3]*([.E93]-[.D93])/[.D93]" office:value-type="percentage" office:value="-0" calcext:value-type="percentage">
            <text:p>0,00%</text:p>
          </table:table-cell>
          <table:table-cell table:formula="of:=[.I9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15T19:36:00,000000000+0200</text:p>
          </table:table-cell>
          <table:table-cell office:value-type="float" office:value="0.831" calcext:value-type="float">
            <text:p>0,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4]*([.E94]-[.D94])/[.D94]" office:value-type="percentage" office:value="-0" calcext:value-type="percentage">
            <text:p>0,00%</text:p>
          </table:table-cell>
          <table:table-cell table:formula="of:=[.I9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14T19:36:00,000000000+0200</text:p>
          </table:table-cell>
          <table:table-cell office:value-type="float" office:value="0.841" calcext:value-type="float">
            <text:p>0,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5]*([.E95]-[.D95])/[.D95]" office:value-type="percentage" office:value="-0" calcext:value-type="percentage">
            <text:p>0,00%</text:p>
          </table:table-cell>
          <table:table-cell table:formula="of:=[.I9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13T19:36:00,000000000+0200</text:p>
          </table:table-cell>
          <table:table-cell office:value-type="float" office:value="0.827" calcext:value-type="float">
            <text:p>0,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6]*([.E96]-[.D96])/[.D96]" office:value-type="percentage" office:value="-0" calcext:value-type="percentage">
            <text:p>0,00%</text:p>
          </table:table-cell>
          <table:table-cell table:formula="of:=[.I9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PIERD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12T19:36:00,000000000+0200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7]*([.E97]-[.D97])/[.D97]" office:value-type="percentage" office:value="-0.09375" calcext:value-type="percentage">
            <text:p>-9,38%</text:p>
          </table:table-cell>
          <table:table-cell table:formula="of:=[.I97]*[.$J$1]" office:value-type="float" office:value="-281.25" calcext:value-type="float">
            <text:p>-281,25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8]*([.E98]-[.D98])/[.D98]" office:value-type="percentage" office:value="-0" calcext:value-type="percentage">
            <text:p>0,00%</text:p>
          </table:table-cell>
          <table:table-cell table:formula="of:=[.I9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0.825" calcext:value-type="float">
            <text:p>0,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99]*([.E99]-[.D99])/[.D99]" office:value-type="percentage" office:value="-0" calcext:value-type="percentage">
            <text:p>0,00%</text:p>
          </table:table-cell>
          <table:table-cell table:formula="of:=[.I9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TL5</text:p>
          </table:table-cell>
          <table:table-cell office:value-type="string" calcext:value-type="string">
            <text:p>2017-07-10T19:36:00,000000000+0200</text:p>
          </table:table-cell>
          <table:table-cell office:value-type="float" office:value="10.18" calcext:value-type="float">
            <text:p>1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0]*([.E100]-[.D100])/[.D100]" office:value-type="percentage" office:value="-0" calcext:value-type="percentage">
            <text:p>0,00%</text:p>
          </table:table-cell>
          <table:table-cell table:formula="of:=[.I10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TL5</text:p>
          </table:table-cell>
          <table:table-cell office:value-type="string" calcext:value-type="string">
            <text:p>2017-07-07T19:36:00,000000000+0200</text:p>
          </table:table-cell>
          <table:table-cell office:value-type="float" office:value="10.105" calcext:value-type="float">
            <text:p>10,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1]*([.E101]-[.D101])/[.D101]" office:value-type="percentage" office:value="-0" calcext:value-type="percentage">
            <text:p>0,00%</text:p>
          </table:table-cell>
          <table:table-cell table:formula="of:=[.I10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7-10T19:36:00,000000000+0200</text:p>
          </table:table-cell>
          <table:table-cell office:value-type="float" office:value="3.114" calcext:value-type="float">
            <text:p>3,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2]*([.E102]-[.D102])/[.D102]" office:value-type="percentage" office:value="-0" calcext:value-type="percentage">
            <text:p>0,00%</text:p>
          </table:table-cell>
          <table:table-cell table:formula="of:=[.I10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7-07T19:36:00,000000000+0200</text:p>
          </table:table-cell>
          <table:table-cell office:value-type="float" office:value="3.149" calcext:value-type="float">
            <text:p>3,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3]*([.E103]-[.D103])/[.D103]" office:value-type="percentage" office:value="-0" calcext:value-type="percentage">
            <text:p>0,00%</text:p>
          </table:table-cell>
          <table:table-cell table:formula="of:=[.I10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7-06T19:36:00,000000000+0200</text:p>
          </table:table-cell>
          <table:table-cell office:value-type="float" office:value="3.12" calcext:value-type="float">
            <text:p>3,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4]*([.E104]-[.D104])/[.D104]" office:value-type="percentage" office:value="-0" calcext:value-type="percentage">
            <text:p>0,00%</text:p>
          </table:table-cell>
          <table:table-cell table:formula="of:=[.I10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7-05T19:36:00,000000000+0200</text:p>
          </table:table-cell>
          <table:table-cell office:value-type="float" office:value="3.16" calcext:value-type="float">
            <text:p>3,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5]*([.E105]-[.D105])/[.D105]" office:value-type="percentage" office:value="-0" calcext:value-type="percentage">
            <text:p>0,00%</text:p>
          </table:table-cell>
          <table:table-cell table:formula="of:=[.I105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7-03T19:36:00,000000000+0200</text:p>
          </table:table-cell>
          <table:table-cell office:value-type="float" office:value="3.174" calcext:value-type="float">
            <text:p>3,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6]*([.E106]-[.D106])/[.D106]" office:value-type="percentage" office:value="-0" calcext:value-type="percentage">
            <text:p>0,00%</text:p>
          </table:table-cell>
          <table:table-cell table:formula="of:=[.I106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30T19:36:00,000000000+0200</text:p>
          </table:table-cell>
          <table:table-cell office:value-type="float" office:value="3.139" calcext:value-type="float">
            <text:p>3,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7]*([.E107]-[.D107])/[.D107]" office:value-type="percentage" office:value="-0" calcext:value-type="percentage">
            <text:p>0,00%</text:p>
          </table:table-cell>
          <table:table-cell table:formula="of:=[.I107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20T19:36:00,000000000+0200</text:p>
          </table:table-cell>
          <table:table-cell office:value-type="float" office:value="3.22" calcext:value-type="float">
            <text:p>3,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8]*([.E108]-[.D108])/[.D108]" office:value-type="percentage" office:value="-0" calcext:value-type="percentage">
            <text:p>0,00%</text:p>
          </table:table-cell>
          <table:table-cell table:formula="of:=[.I108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13T19:36:00,000000000+0200</text:p>
          </table:table-cell>
          <table:table-cell office:value-type="float" office:value="2.806" calcext:value-type="float">
            <text:p>2,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09]*([.E109]-[.D109])/[.D109]" office:value-type="percentage" office:value="-0" calcext:value-type="percentage">
            <text:p>0,00%</text:p>
          </table:table-cell>
          <table:table-cell table:formula="of:=[.I109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09T19:36:00,000000000+0200</text:p>
          </table:table-cell>
          <table:table-cell office:value-type="float" office:value="2.76" calcext:value-type="float">
            <text:p>2,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0]*([.E110]-[.D110])/[.D110]" office:value-type="percentage" office:value="-0" calcext:value-type="percentage">
            <text:p>0,00%</text:p>
          </table:table-cell>
          <table:table-cell table:formula="of:=[.I110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2.674" calcext:value-type="float">
            <text:p>2,6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1]*([.E111]-[.D111])/[.D111]" office:value-type="percentage" office:value="-0" calcext:value-type="percentage">
            <text:p>0,00%</text:p>
          </table:table-cell>
          <table:table-cell table:formula="of:=[.I111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07T19:36:00,000000000+0200</text:p>
          </table:table-cell>
          <table:table-cell office:value-type="float" office:value="3.041" calcext:value-type="float">
            <text:p>3,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2]*([.E112]-[.D112])/[.D112]" office:value-type="percentage" office:value="-0" calcext:value-type="percentage">
            <text:p>0,00%</text:p>
          </table:table-cell>
          <table:table-cell table:formula="of:=[.I112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OHL</text:p>
          </table:table-cell>
          <table:table-cell office:value-type="string" calcext:value-type="string">
            <text:p>2017-06-06T19:36:00,000000000+0200</text:p>
          </table:table-cell>
          <table:table-cell office:value-type="float" office:value="3.053" calcext:value-type="float">
            <text:p>3,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3]*([.E113]-[.D113])/[.D113]" office:value-type="percentage" office:value="-0" calcext:value-type="percentage">
            <text:p>0,00%</text:p>
          </table:table-cell>
          <table:table-cell table:formula="of:=[.I113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GSJ</text:p>
          </table:table-cell>
          <table:table-cell office:value-type="string" calcext:value-type="string">
            <text:p>2017-06-08T19:36:00,000000000+0200</text:p>
          </table:table-cell>
          <table:table-cell office:value-type="float" office:value="2.99" calcext:value-type="float">
            <text:p>2,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4]*([.E114]-[.D114])/[.D114]" office:value-type="percentage" office:value="-0" calcext:value-type="percentage">
            <text:p>0,00%</text:p>
          </table:table-cell>
          <table:table-cell table:formula="of:=[.I114]*[.$J$1]" office:value-type="float" office:value="-0" calcext:value-type="float">
            <text:p>0,00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GSJ</text:p>
          </table:table-cell>
          <table:table-cell office:value-type="string" calcext:value-type="string">
            <text:p>2017-06-07T19:36:00,000000000+0200</text:p>
          </table:table-cell>
          <table:table-cell office:value-type="float" office:value="3.15" calcext:value-type="float">
            <text:p>3,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115]*([.E115]-[.D115])/[.D115]" office:value-type="percentage" office:value="-0" calcext:value-type="percentage">
            <text:p>0,00%</text:p>
          </table:table-cell>
          <table:table-cell table:formula="of:=[.I115]*[.$J$1]" office:value-type="float" office:value="-0" calcext:value-type="float">
            <text:p>0,00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:.G115])" office:value-type="float" office:value="100" calcext:value-type="float">
            <text:p>100</text:p>
          </table:table-cell>
          <table:table-cell table:formula="of:=SUM([.H2:.H115])" office:value-type="float" office:value="14" calcext:value-type="float">
            <text:p>14</text:p>
          </table:table-cell>
          <table:table-cell table:style-name="Default"/>
          <table:table-cell table:style-name="Default" table:formula="of:=SUM([.J2:.J115])" office:value-type="float" office:value="-907.879815029177" calcext:value-type="float">
            <text:p>-907,8798150292</text:p>
          </table:table-cell>
        </table:table-row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Comisiones</text:p>
          </table:table-cell>
          <table:table-cell table:style-name="ce4" table:number-columns-repeated="3"/>
          <table:table-cell table:style-name="ce8" table:formula="of:=SUM([.G118:.H118])*(-16)" office:value-type="float" office:value="-1824" calcext:value-type="float">
            <text:p>-1.824,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Ganancia</text:p>
          </table:table-cell>
          <table:table-cell table:formula="of:=[.G118]*0.035*3000" office:value-type="float" office:value="10500" calcext:value-type="float">
            <text:p>10500</text:p>
          </table:table-cell>
          <table:table-cell/>
          <table:table-cell table:style-name="Default"/>
          <table:table-cell table:style-name="ce9" table:formula="of:=[.G121]" office:value-type="float" office:value="10500" calcext:value-type="float">
            <text:p>10.500,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rdida</text:p>
          </table:table-cell>
          <table:table-cell table:formula="of:=[.J118]" office:value-type="float" office:value="-907.879815029177" calcext:value-type="float">
            <text:p>-907,8798150292</text:p>
          </table:table-cell>
          <table:table-cell/>
          <table:table-cell table:style-name="Default"/>
          <table:table-cell table:style-name="ce9" table:formula="of:=[.G122]" office:value-type="float" office:value="-907.879815029177" calcext:value-type="float">
            <text:p>-907,88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Default"/>
          <table:table-cell table:style-name="ce10"/>
        </table:table-row>
        <table:table-row table:style-name="ro1">
          <table:table-cell table:number-columns-repeated="5"/>
          <table:table-cell table:style-name="ce3" office:value-type="string" calcext:value-type="string">
            <text:p>Resultado</text:p>
          </table:table-cell>
          <table:table-cell table:style-name="ce5" table:number-columns-repeated="3"/>
          <table:table-cell table:style-name="ce11" table:formula="of:=SUM([.J120:.J122])" office:value-type="float" office:value="7768.12018497083" calcext:value-type="float">
            <text:p>7.768,12</text:p>
          </table:table-cell>
        </table:table-row>
      </table:table>
      <table:named-expressions/>
      <table:database-ranges>
        <table:database-range table:name="__Anonymous_Sheet_DB__0" table:target-range-address="simulacion.A1:simulacion.E1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9T07:36:48.762454224</dc:date>
    <meta:editing-duration>PT6M21S</meta:editing-duration>
    <meta:editing-cycles>1</meta:editing-cycles>
    <meta:document-statistic meta:table-count="1" meta:cell-count="932" meta:object-count="0"/>
    <meta:generator>LibreOffice/5.1.4.2$Linux_X86_64 LibreOffice_project/10m0$Build-2</meta:generator>
  </office:meta>
</office:document-meta>
</file>